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  <style:font-face style:name="arial black" svg:font-family="'arial black'"/>
  </office:font-face-decls>
  <office:automatic-styles>
    <style:style style:name="Table1" style:family="table">
      <style:table-properties style:width="6.6931in" fo:margin-top="0.0201in" fo:margin-bottom="0.0201in" table:align="margins" style:shadow="none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6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F" fo:font-weight="bold" officeooo:rsid="00212ec3" officeooo:paragraph-rsid="00212ec3" style:font-weight-asian="bold" style:font-weight-complex="bold"/>
    </style:style>
    <style:style style:name="P2" style:family="paragraph" style:parent-style-name="Header">
      <style:text-properties style:font-name="arial black" fo:font-weight="bold" officeooo:rsid="002022b5" officeooo:paragraph-rsid="002022b5" style:font-weight-asian="bold" style:font-weight-complex="bold"/>
    </style:style>
    <style:style style:name="P3" style:family="paragraph" style:parent-style-name="Standard">
      <style:text-properties style:font-name="arial black" style:text-underline-style="solid" style:text-underline-width="auto" style:text-underline-color="font-color" fo:font-weight="bold" officeooo:rsid="001e5cc9" officeooo:paragraph-rsid="001e5cc9" style:font-weight-asian="bold" style:font-weight-complex="bold"/>
    </style:style>
    <style:style style:name="P4" style:family="paragraph" style:parent-style-name="Standard">
      <style:text-properties style:font-name="arial black" style:text-underline-style="none" fo:font-weight="bold" officeooo:rsid="0021a675" officeooo:paragraph-rsid="0021a675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ae3" officeooo:paragraph-rsid="0026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39655" officeooo:paragraph-rsid="002396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52672" officeooo:paragraph-rsid="002526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68037" officeooo:paragraph-rsid="00268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6dae3" officeooo:paragraph-rsid="0026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794cf" officeooo:paragraph-rsid="002794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8cdfe" officeooo:paragraph-rsid="0028c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beb2d" officeooo:paragraph-rsid="002be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c8e8f" officeooo:paragraph-rsid="002c8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e2645" officeooo:paragraph-rsid="002e2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314181" officeooo:paragraph-rsid="003141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022b5" officeooo:paragraph-rsid="002022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39655" officeooo:paragraph-rsid="002396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52672" officeooo:paragraph-rsid="002526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68037" officeooo:paragraph-rsid="00268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6dae3" officeooo:paragraph-rsid="0026da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794cf" officeooo:paragraph-rsid="002794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8cdfe" officeooo:paragraph-rsid="0028cd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beb2d" officeooo:paragraph-rsid="002beb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c8e8f" officeooo:paragraph-rsid="002c8e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e2645" officeooo:paragraph-rsid="002e26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fb1b3" officeooo:paragraph-rsid="002fb1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314181" officeooo:paragraph-rsid="003141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21a675"/>
    </style:style>
    <style:style style:name="T4" style:family="text">
      <style:text-properties officeooo:rsid="002e2645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ignatura: <text:span text:style-name="T1">Entornos de Desarrollo</text:span></text:p>
      <text:p text:style-name="P4">Alumno: <text:span text:style-name="T1">Kevin Zamora Amela</text:span></text:p>
      <text:p text:style-name="P3"/>
      <text:p text:style-name="P3"/>
      <text:p text:style-name="P3">Extracción de los sustantivos en la descripción del problema</text:p>
      <text:p text:style-name="P3"><text:span text:style-name="T2"/></text:p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17">Clase/objeto potencial</text:p>
          </table:table-cell>
          <table:table-cell table:style-name="Table1.B1" office:value-type="string">
            <text:p text:style-name="P17">Categoría</text:p>
          </table:table-cell>
        </table:table-row>
        <table:table-row table:style-name="Table1.1">
          <table:table-cell table:style-name="Table1.A2" office:value-type="string">
            <text:p text:style-name="P18">Usuario</text:p>
          </table:table-cell>
          <table:table-cell table:style-name="Table1.B2" office:value-type="string">
            <text:p text:style-name="P6">Entidad externa o rol</text:p>
          </table:table-cell>
        </table:table-row>
        <table:table-row table:style-name="Table1.1">
          <table:table-cell table:style-name="Table1.A2" office:value-type="string">
            <text:p text:style-name="P25"><text:span text:style-name="T4">n</text:span>ombreCompleto</text:p>
          </table:table-cell>
          <table:table-cell table:style-name="Table1.B3" office:value-type="string">
            <text:p text:style-name="P13">Atributo</text:p>
          </table:table-cell>
        </table:table-row>
        <table:table-row table:style-name="Table1.1">
          <table:table-cell table:style-name="Table1.A1" office:value-type="string">
            <text:p text:style-name="P25">correoElectronico</text:p>
          </table:table-cell>
          <table:table-cell table:style-name="Table1.B4" office:value-type="string">
            <text:p text:style-name="P14">Atributo</text:p>
          </table:table-cell>
        </table:table-row>
        <table:table-row table:style-name="Table1.1">
          <table:table-cell table:style-name="Table1.A1" office:value-type="string">
            <text:p text:style-name="P26"><text:span text:style-name="T4">d</text:span>ireccion</text:p>
          </table:table-cell>
          <table:table-cell table:style-name="Table1.B5" office:value-type="string">
            <text:p text:style-name="P14">Atributo</text:p>
          </table:table-cell>
        </table:table-row>
        <table:table-row table:style-name="Table1.1">
          <table:table-cell table:style-name="Table1.A1" office:value-type="string">
            <text:p text:style-name="P19">Campania (Campaña)</text:p>
          </table:table-cell>
          <table:table-cell table:style-name="Table1.B6" office:value-type="string">
            <text:p text:style-name="P7">Unidad organizacional</text:p>
          </table:table-cell>
        </table:table-row>
        <table:table-row table:style-name="Table1.1">
          <table:table-cell table:style-name="Table1.A2" office:value-type="string">
            <text:p text:style-name="P20">Pedido</text:p>
          </table:table-cell>
          <table:table-cell table:style-name="Table1.B7" office:value-type="string">
            <text:p text:style-name="P8">Unidad organizacional</text:p>
          </table:table-cell>
        </table:table-row>
        <table:table-row table:style-name="Table1.1">
          <table:table-cell table:style-name="Table1.A2" office:value-type="string">
            <text:p text:style-name="P27">fecha</text:p>
          </table:table-cell>
          <table:table-cell table:style-name="Table1.B8" office:value-type="string">
            <text:p text:style-name="P15">Atributo</text:p>
          </table:table-cell>
        </table:table-row>
        <table:table-row table:style-name="Table1.1">
          <table:table-cell table:style-name="Table1.A2" office:value-type="string">
            <text:p text:style-name="P28">importeTotal</text:p>
          </table:table-cell>
          <table:table-cell table:style-name="Table1.B8" office:value-type="string">
            <text:p text:style-name="P16">Atributo</text:p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B10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1"/>
          </table:table-cell>
          <table:table-cell table:style-name="Table1.B1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">EmpresaTransporte</text:p>
          </table:table-cell>
          <table:table-cell table:style-name="Table1.B12" office:value-type="string">
            <text:p text:style-name="P5">Entidad externa o rol</text:p>
          </table:table-cell>
        </table:table-row>
        <table:table-row table:style-name="Table1.1">
          <table:table-cell table:style-name="Table1.A2" office:value-type="string">
            <text:p text:style-name="P22">Proveedor</text:p>
          </table:table-cell>
          <table:table-cell table:style-name="Table1.B13" office:value-type="string">
            <text:p text:style-name="P10">Entidad externa o rol</text:p>
          </table:table-cell>
        </table:table-row>
        <table:table-row table:style-name="Table1.1">
          <table:table-cell table:style-name="Table1.A2" office:value-type="string">
            <text:p text:style-name="P22">Firma</text:p>
          </table:table-cell>
          <table:table-cell table:style-name="Table1.B14" office:value-type="string">
            <text:p text:style-name="P10">Entidad externa o rol</text:p>
          </table:table-cell>
        </table:table-row>
        <table:table-row table:style-name="Table1.1">
          <table:table-cell table:style-name="Table1.A2" office:value-type="string">
            <text:p text:style-name="P23">Articulo</text:p>
          </table:table-cell>
          <table:table-cell table:style-name="Table1.B15" office:value-type="string">
            <text:p text:style-name="P11">Cosa</text:p>
          </table:table-cell>
        </table:table-row>
        <table:table-row table:style-name="Table1.1">
          <table:table-cell table:style-name="Table1.A2" office:value-type="string">
            <text:p text:style-name="P24"/>
          </table:table-cell>
          <table:table-cell table:style-name="Table1.B16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4"/>
          </table:table-cell>
          <table:table-cell table:style-name="Table1.B16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4"/>
          </table:table-cell>
          <table:table-cell table:style-name="Table1.B16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4"/>
          </table:table-cell>
          <table:table-cell table:style-name="Table1.B16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4"/>
          </table:table-cell>
          <table:table-cell table:style-name="Table1.B16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4"/>
          </table:table-cell>
          <table:table-cell table:style-name="Table1.B16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4"/>
          </table:table-cell>
          <table:table-cell table:style-name="Table1.B16">
            <text:p text:style-name="P12"/>
          </table:table-cell>
        </table:table-row>
      </table:table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  <style:font-face style:name="arial black" svg:font-family="'arial bl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arial black" fo:font-weight="bold" officeooo:rsid="002022b5" officeooo:paragraph-rsid="002022b5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F" fo:font-weight="bold" officeooo:rsid="00212ec3" officeooo:paragraph-rsid="00212ec3" style:font-weight-asian="bold" style:font-weight-complex="bold"/>
    </style:style>
    <style:style style:name="MT1" style:family="text">
      <style:text-properties officeooo:rsid="0021a675"/>
    </style:style>
    <style:page-layout style:name="Mpm1">
      <style:page-layout-properties fo:page-width="8.2681in" fo:page-height="11.6929in" style:num-format="1" style:print-orientation="portrait" fo:margin-top="0.5972in" fo:margin-bottom="0.52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D05 - <text:span text:style-name="MT1">Tarea</text:span>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0:35:24.937068020</meta:creation-date>
    <dc:date>2024-03-23T21:14:02.837768769</dc:date>
    <meta:editing-duration>PT1H17M18S</meta:editing-duration>
    <meta:editing-cycles>22</meta:editing-cycles>
    <meta:generator>LibreOffice/7.3.7.2$Linux_X86_64 LibreOffice_project/30$Build-2</meta:generator>
    <meta:document-statistic meta:table-count="1" meta:image-count="0" meta:object-count="0" meta:page-count="1" meta:paragraph-count="31" meta:word-count="64" meta:character-count="472" meta:non-whitespace-character-count="439"/>
  </office:meta>
</office:document-meta>
</file>